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a064" officeooo:paragraph-rsid="0000a064"/>
    </style:style>
    <style:style style:name="P2" style:family="paragraph" style:parent-style-name="Standard">
      <style:paragraph-properties style:writing-mode="lr-tb"/>
      <style:text-properties officeooo:rsid="0000a064" officeooo:paragraph-rsid="0000a064"/>
    </style:style>
    <style:style style:name="P3" style:family="paragraph" style:parent-style-name="Standard">
      <style:paragraph-properties style:writing-mode="lr-tb"/>
      <style:text-properties officeooo:rsid="00026f18" officeooo:paragraph-rsid="00026f18"/>
    </style:style>
    <style:style style:name="P4" style:family="paragraph" style:parent-style-name="Standard">
      <style:paragraph-properties style:writing-mode="lr-tb"/>
      <style:text-properties officeooo:rsid="0002fe0d" officeooo:paragraph-rsid="0002fe0d"/>
    </style:style>
    <style:style style:name="P5" style:family="paragraph" style:parent-style-name="Standard">
      <style:paragraph-properties style:writing-mode="lr-tb"/>
      <style:text-properties officeooo:rsid="0003fa61" officeooo:paragraph-rsid="0003fa61"/>
    </style:style>
    <style:style style:name="P6" style:family="paragraph" style:parent-style-name="Standard">
      <style:paragraph-properties style:writing-mode="lr-tb"/>
      <style:text-properties officeooo:rsid="0004d581" officeooo:paragraph-rsid="0004d581"/>
    </style:style>
    <style:style style:name="P7" style:family="paragraph" style:parent-style-name="Standard">
      <style:paragraph-properties style:writing-mode="lr-tb"/>
      <style:text-properties officeooo:paragraph-rsid="0004d581"/>
    </style:style>
    <style:style style:name="P8" style:family="paragraph" style:parent-style-name="Standard">
      <style:paragraph-properties style:writing-mode="lr-tb"/>
      <style:text-properties fo:font-weight="bold" officeooo:rsid="0004d581" officeooo:paragraph-rsid="0004d581" style:font-weight-asian="bold" style:font-weight-complex="bold"/>
    </style:style>
    <style:style style:name="P9" style:family="paragraph" style:parent-style-name="Standard">
      <style:paragraph-properties style:writing-mode="lr-tb"/>
      <style:text-properties officeooo:rsid="0007a738" officeooo:paragraph-rsid="0007a738"/>
    </style:style>
    <style:style style:name="P10" style:family="paragraph" style:parent-style-name="Preformatted_20_Text">
      <style:paragraph-properties style:writing-mode="lr-tb"/>
      <style:text-properties officeooo:rsid="0004d581" officeooo:paragraph-rsid="0004d581"/>
    </style:style>
    <style:style style:name="P11" style:family="paragraph" style:parent-style-name="Preformatted_20_Text">
      <style:paragraph-properties style:writing-mode="lr-tb"/>
      <style:text-properties fo:font-weight="bold" officeooo:rsid="0004d581" officeooo:paragraph-rsid="0004d581" style:font-weight-asian="bold" style:font-weight-complex="bold"/>
    </style:style>
    <style:style style:name="P12" style:family="paragraph" style:parent-style-name="Standard">
      <style:text-properties officeooo:rsid="0000a064" officeooo:paragraph-rsid="0000a064"/>
    </style:style>
    <style:style style:name="T1" style:family="text">
      <style:text-properties officeooo:rsid="0007c9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r mysql:</text:p>
      <text:p text:style-name="P1"/>
      <text:p text:style-name="P1"><text:span text:style-name="T1">$ </text:span>sudo apt install mariadb-client mariadb-server</text:p>
      <text:p text:style-name="P1"/>
      <text:p text:style-name="P1"><text:span text:style-name="T1">$ </text:span>systemctl stop mariadb</text:p>
      <text:p text:style-name="P2"><text:span text:style-name="T1">$ </text:span>sudo systemctl set-environment MYSQLD_OPTS="--skip-grant-tables"</text:p>
      <text:p text:style-name="P2"><text:span text:style-name="T1">$ </text:span>systemctl start mariadb</text:p>
      <text:p text:style-name="P2"><text:span text:style-name="T1">$ </text:span>mysql -u root</text:p>
      <text:p text:style-name="P2"/>
      <text:p text:style-name="P2">mysql&gt; FLUSH PRIVILEGES;</text:p>
      <text:p text:style-name="P2">mysql&gt; UPDATE user SET password=PASSWORD('ramonRoot') WHERE User='root' AND Host = 'localhost';</text:p>
      <text:p text:style-name="P2">mysql&gt; FLUSH PRIVILEGES;</text:p>
      <text:p text:style-name="P2">mysql]&gt; CREATE USER 'dramon'@'localhost' IDENTIFIED BY '<text:span text:style-name="T1">password</text:span>';</text:p>
      <text:p text:style-name="P2">mysql]&gt; GRANT ALL PRIVILEGES ON *.* TO 'dramon'@'localhost';</text:p>
      <text:p text:style-name="P2">mysql]&gt; FLUSH PRIVILEGES;</text:p>
      <text:p text:style-name="P2"/>
      <text:p text:style-name="P8">php</text:p>
      <text:p text:style-name="P6">$ sudo apt install php7.0 php7.0-mysql</text:p>
      <text:p text:style-name="P10"/>
      <text:p text:style-name="P11">apache</text:p>
      <text:p text:style-name="P10">$ sudo apt install apache2 libapache2-mod-php7.0</text:p>
      <text:p text:style-name="P7"/>
      <text:p text:style-name="P6"/>
      <text:p text:style-name="P2"/>
      <text:p text:style-name="P3">Referencias</text:p>
      <text:p text:style-name="P5">https://linuxconfig.org/how-to-install-a-lamp-server-on-debian-9-stretch-linux</text:p>
      <text:p text:style-name="P3"><text:a xlink:type="simple" xlink:href="https://www.tecmint.com/reset-mysql-or-mariadb-root-password/" text:style-name="Internet_20_link" text:visited-style-name="Visited_20_Internet_20_Link">https://www.tecmint.com/reset-mysql-or-mariadb-root-password/</text:a></text:p>
      <text:p text:style-name="P4"><text:a xlink:type="simple" xlink:href="https://www.digitalocean.com/community/tutorials/how-to-create-a-new-user-and-grant-permissions-in-mysql" text:style-name="Internet_20_link" text:visited-style-name="Visited_20_Internet_20_Link">https://www.digitalocean.com/community/tutorials/how-to-create-a-new-user-and-grant-permissions-in-mysql</text:a></text:p>
      <text:p text:style-name="P9"/>
      <text:p text:style-name="P9">Ubuntu</text:p>
      <text:p text:style-name="P4">https://www.linode.com/docs/web-servers/lamp/install-lamp-stack-on-ubuntu-18-04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0:45:16.969991334</meta:creation-date>
    <dc:date>2019-11-21T02:30:48.019638557</dc:date>
    <meta:editing-duration>PT41M1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81" meta:character-count="922" meta:non-whitespace-character-count="864"/>
  </office:meta>
</office:document-meta>
</file>